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71cm"/>
    </style:style>
    <style:style style:name="co2" style:family="table-column">
      <style:table-column-properties fo:break-before="auto" style:column-width="22.738cm"/>
    </style:style>
    <style:style style:name="co3" style:family="table-column">
      <style:table-column-properties fo:break-before="auto" style:column-width="2.233cm"/>
    </style:style>
    <style:style style:name="co4" style:family="table-column">
      <style:table-column-properties fo:break-before="auto" style:column-width="8.959cm"/>
    </style:style>
    <style:style style:name="co5" style:family="table-column">
      <style:table-column-properties fo:break-before="auto" style:column-width="6.535cm"/>
    </style:style>
    <style:style style:name="co6" style:family="table-column">
      <style:table-column-properties fo:break-before="auto" style:column-width="9.06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893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3" table:default-cell-style-name="Default"/>
        <table:table-column table:style-name="co8" table:default-cell-style-name="Default"/>
        <table:table-row table:style-name="ro1">
          <table:table-cell table:formula="of:=FORMULA([.B1])" office:value-type="string" office:string-value="=BROWSEROPEN(C1;D1;1)" calcext:value-type="string">
            <text:p>=BROWSEROPEN(C1;D1;1)</text:p>
          </table:table-cell>
          <table:table-cell table:formula="of:=IO.GITHUB.PRRVCHR.OAUTH2OOO.OAUTH2PLUGIN.BROWSEROPEN([.C1];[.D1];1)" office:value-type="string" office:string-value="f494121b-3d78-45b9-857a-a135cde45f91" calcext:value-type="string">
            <text:p>f494121b-3d78-45b9-857a-a135cde45f91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/usr/lib/firefox-esr/firefox-esr</text:p>
          </table:table-cell>
          <table:table-cell table:number-columns-repeated="46"/>
        </table:table-row>
        <table:table-row table:style-name="ro2">
          <table:table-cell table:formula="of:=FORMULA([.B2])" office:value-type="string" office:string-value="=BROWSERCLICK(B1;C2;D2;E2 ;1)" calcext:value-type="string">
            <text:p>=BROWSERCLICK(B1;C2;D2;E2 ;1)</text:p>
          </table:table-cell>
          <table:table-cell table:formula="of:=IO.GITHUB.PRRVCHR.OAUTH2OOO.OAUTH2PLUGIN.BROWSERCLICK([.B1];[.C2];[.D2];[.E2] ;1)" office:value-type="string" office:string-value="f494121b-3d78-45b9-857a-a135cde45f91" calcext:value-type="string">
            <text:p>f494121b-3d78-45b9-857a-a135cde45f91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(//span[contains(string(), 'Continuer sans accepter')])[1]</text:p>
          </table:table-cell>
          <table:table-cell office:value-type="string" calcext:value-type="string">
            <text:p><text:a xlink:href="https://www.pagesjaunes.fr/" xlink:type="simple">https://www.pagesjaunes.fr/</text:a></text:p>
          </table:table-cell>
          <table:table-cell table:number-columns-repeated="45"/>
        </table:table-row>
        <table:table-row table:style-name="ro2">
          <table:table-cell table:formula="of:=FORMULA([.B3])" office:value-type="string" office:string-value="=BROWSERFORM(B2;C3:E4;E2)" calcext:value-type="string">
            <text:p>=BROWSERFORM(B2;C3:E4;E2)</text:p>
          </table:table-cell>
          <table:table-cell table:formula="of:=IO.GITHUB.PRRVCHR.OAUTH2OOO.OAUTH2PLUGIN.BROWSERFORM([.B2];[.C3:.E4];[.E2])" office:value-type="string" office:string-value="f494121b-3d78-45b9-857a-a135cde45f91" calcext:value-type="string">
            <text:p>f494121b-3d78-45b9-857a-a135cde45f9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quoiqui</text:p>
          </table:table-cell>
          <table:table-cell office:value-type="string" calcext:value-type="string">
            <text:p>Jean Dupond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Lyon</text:p>
          </table:table-cell>
          <table:table-cell table:number-columns-repeated="45"/>
        </table:table-row>
        <table:table-row table:style-name="ro2">
          <table:table-cell table:formula="of:=FORMULA([.B5])" office:value-type="string" office:string-value="=BROWSERCLICK(B3;C5;D5)" calcext:value-type="string">
            <text:p>=BROWSERCLICK(B3;C5;D5)</text:p>
          </table:table-cell>
          <table:table-cell table:formula="of:=IO.GITHUB.PRRVCHR.OAUTH2OOO.OAUTH2PLUGIN.BROWSERCLICK([.B3];[.C5];[.D5])" office:value-type="string" office:string-value="f494121b-3d78-45b9-857a-a135cde45f91" calcext:value-type="string">
            <text:p>f494121b-3d78-45b9-857a-a135cde45f91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//button[@title='Trouver']</text:p>
          </table:table-cell>
          <table:table-cell table:number-columns-repeated="46"/>
        </table:table-row>
      </table:table>
      <table:named-expressions/>
      <table:database-ranges>
        <table:database-range table:name="__Anonymous_Sheet_DB__0" table:target-range-address="Sheet1.B1:Sheet1.D5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9T19:44:16.895317141</meta:creation-date>
    <dc:date>2024-01-17T13:26:04.192100390</dc:date>
    <meta:editing-duration>P2DT7H35M1S</meta:editing-duration>
    <meta:editing-cycles>205</meta:editing-cycles>
    <meta:generator>LibreOffice/7.3.7.2$Linux_X86_64 LibreOffice_project/30$Build-2</meta:generator>
    <meta:document-statistic meta:table-count="1" meta:cell-count="21" meta:object-count="0"/>
  </office:meta>
</office:document-meta>
</file>